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D000002CD8282BEB4BF9B6008.png" manifest:media-type="image/png"/>
  <manifest:file-entry manifest:full-path="Pictures/100000010000020000000200CE36280FCABBED38.png" manifest:media-type="image/png"/>
  <manifest:file-entry manifest:full-path="Pictures/10000000000002250000009399440653CEBAB47D.png" manifest:media-type="image/png"/>
  <manifest:file-entry manifest:full-path="Pictures/10000001000007D5000006126F58B12DE10744DE.png" manifest:media-type="image/png"/>
  <manifest:file-entry manifest:full-path="Pictures/10000001000002000000020023C3EE0D0F579D80.png" manifest:media-type="image/png"/>
  <manifest:file-entry manifest:full-path="Pictures/1000FAE5000038270000191C05B58B8F57424C20.svg" manifest:media-type="image/svg+xml"/>
  <manifest:file-entry manifest:full-path="Pictures/100000010000021F000000F337C4507289D2BECD.png" manifest:media-type="image/png"/>
  <manifest:file-entry manifest:full-path="Pictures/1000000100000500000004A2ADE4C9E5C04DA9EA.png" manifest:media-type="image/png"/>
  <manifest:file-entry manifest:full-path="Pictures/100000000000077E0000035AA1B6D5B43FDD0FEF.png" manifest:media-type="image/png"/>
  <manifest:file-entry manifest:full-path="Pictures/10000001000004B00000050A746FE2B0A5D1502E.png" manifest:media-type="image/png"/>
  <manifest:file-entry manifest:full-path="Pictures/100000010000020000000200B31E65A99D0A3E2F.png" manifest:media-type="image/png"/>
  <manifest:file-entry manifest:full-path="Pictures/100000000000068D00000325E2E042FF7BA73013.png" manifest:media-type="image/png"/>
  <manifest:file-entry manifest:full-path="Pictures/10000000000005030000030B1955A56405C3CD71.png" manifest:media-type="image/png"/>
  <manifest:file-entry manifest:full-path="Pictures/10000001000000C8000000C84D0E9D517A00C911.png" manifest:media-type="image/png"/>
  <manifest:file-entry manifest:full-path="Pictures/10000000000003DF0000034B8CA4CBB9FA463F25.png" manifest:media-type="image/png"/>
  <manifest:file-entry manifest:full-path="Pictures/10000000000005F10000038870E4DB84AB39DF3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terial-red-title">
      <style:graphic-properties draw:auto-grow-height="true" fo:min-height="3.506cm"/>
      <style:paragraph-properties style:writing-mode="lr-tb"/>
    </style:style>
    <style:style style:name="pr2" style:family="presentation" style:parent-style-name="material-red-title">
      <style:graphic-properties draw:auto-grow-height="true" fo:min-height="0.822cm"/>
      <style:paragraph-properties style:writing-mode="lr-tb"/>
    </style:style>
    <style:style style:name="pr3" style:family="presentation" style:parent-style-name="material-red-notes">
      <style:graphic-properties draw:fill-color="#ffffff" fo:min-height="12.572cm"/>
      <style:paragraph-properties style:writing-mode="lr-tb"/>
    </style:style>
    <style:style style:name="pr4" style:family="presentation" style:parent-style-name="material-red-subtitle">
      <style:graphic-properties draw:fill-color="#ffffff" draw:auto-grow-height="true" fo:min-height="13.462cm"/>
      <style:paragraph-properties style:writing-mode="lr-tb"/>
    </style:style>
    <style:style style:name="pr5" style:family="presentation" style:parent-style-name="material-red-title">
      <style:graphic-properties draw:auto-grow-height="true" fo:min-height="1.594cm"/>
      <style:paragraph-properties style:writing-mode="lr-tb"/>
    </style:style>
    <style:style style:name="pr6" style:family="presentation" style:parent-style-name="material-red-title">
      <style:graphic-properties draw:auto-grow-height="true" fo:min-height="1.728cm"/>
      <style:paragraph-properties style:writing-mode="lr-tb"/>
    </style:style>
    <style:style style:name="pr7" style:family="presentation" style:parent-style-name="material-red-title">
      <style:graphic-properties draw:auto-grow-height="true" fo:min-height="2.296cm"/>
      <style:paragraph-properties style:writing-mode="lr-tb"/>
    </style:style>
    <style:style style:name="pr8" style:family="presentation" style:parent-style-name="material-red-title">
      <style:graphic-properties draw:auto-grow-height="true" fo:min-height="2.059cm"/>
      <style:paragraph-properties style:writing-mode="lr-tb"/>
    </style:style>
    <style:style style:name="pr9" style:family="presentation" style:parent-style-name="material-red-title">
      <style:graphic-properties draw:auto-grow-height="true" fo:min-height="3.625cm"/>
      <style:paragraph-properties style:writing-mode="lr-tb"/>
    </style:style>
    <style:style style:name="pr10" style:family="presentation" style:parent-style-name="material-red-subtitle">
      <style:graphic-properties draw:fill-color="#ffffff" fo:min-height="10.92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c9211e" loext:opacity="100%" fo:font-size="20pt" style:font-size-asian="20pt" style:font-size-complex="20pt"/>
    </style:style>
    <style:style style:name="P4" style:family="paragraph">
      <style:paragraph-properties fo:text-align="end"/>
      <style:text-properties fo:color="#c9211e" loext:opacity="100%" loext:color-lum-mod="100%" loext:color-lum-off="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  <style:text-properties style:font-name="Open Sans1" fo:font-size="108pt" fo:font-weight="bold" style:font-size-asian="108pt" style:font-weight-asian="bold" style:font-size-complex="108pt" style:font-weight-complex="bold"/>
    </style:style>
    <style:style style:name="P7" style:family="paragraph">
      <style:text-properties fo:color="#000000" loext:opacity="100%" loext:color-lum-mod="100%" loext:color-lum-off="0%" fo:font-size="25pt" style:font-size-asian="25pt" style:font-size-complex="2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000000" loext:opacity="100%" loext:color-lum-mod="100%" loext:color-lum-off="0%" fo:font-size="25pt" fo:background-color="transparent" style:font-size-asian="25pt" style:font-size-complex="25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star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c9211e" loext:opacity="100%" fo:font-size="20pt" style:font-size-asian="20pt" style:font-size-complex="20pt"/>
    </style:style>
    <style:style style:name="T4" style:family="text">
      <style:text-properties fo:font-size="108pt" fo:font-weight="bold" style:font-size-asian="108pt" style:font-weight-asian="bold" style:font-size-complex="108pt" style:font-weight-complex="bold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25pt" fo:background-color="transparent" style:font-size-asian="25pt" style:font-size-complex="25pt"/>
    </style:style>
    <style:style style:name="T7" style:family="text">
      <style:text-properties fo:color="#ff0000" loext:opacity="100%" fo:font-weight="normal" style:font-weight-asian="normal" style:font-weight-complex="normal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 fo:font-size="108pt" fo:font-weight="bold" style:font-size-asian="108pt" style:font-weight-asian="bold" style:font-size-complex="108pt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draw:style-name="gr1" draw:text-style-name="P1" draw:layer="layout" svg:width="2.587cm" svg:height="2.005cm" svg:x="19.304cm" svg:y="18.542cm">
          <draw:image xlink:href="Pictures/10000001000007D5000006126F58B12DE10744DE.png" xlink:type="simple" xlink:show="embed" xlink:actuate="onLoad" draw:mime-type="image/png">
            <text:p/>
          </draw:image>
        </draw:frame>
        <draw:frame draw:style-name="gr1" draw:text-style-name="P1" draw:layer="layout" svg:width="4.343cm" svg:height="4.343cm" svg:x="4.572cm" svg:y="6.604cm">
          <draw:image xlink:href="Pictures/10000001000002000000020023C3EE0D0F579D80.png" xlink:type="simple" xlink:show="embed" xlink:actuate="onLoad" draw:mime-type="image/png">
            <text:p/>
          </draw:image>
        </draw:frame>
        <draw:frame draw:style-name="gr1" draw:text-style-name="P1" draw:layer="layout" svg:width="4.529cm" svg:height="4.529cm" svg:x="19.601cm" svg:y="5.842cm">
          <draw:image xlink:href="Pictures/10000001000000C8000000C84D0E9D517A00C911.png" xlink:type="simple" xlink:show="embed" xlink:actuate="onLoad" draw:mime-type="image/png">
            <text:p/>
          </draw:image>
        </draw:frame>
        <draw:frame draw:style-name="gr1" draw:text-style-name="P1" draw:layer="layout" svg:width="4.473cm" svg:height="4.145cm" svg:x="4.417cm" svg:y="13.208cm">
          <draw:image xlink:href="Pictures/1000000100000500000004A2ADE4C9E5C04DA9EA.png" xlink:type="simple" xlink:show="embed" xlink:actuate="onLoad" draw:mime-type="image/png">
            <text:p/>
          </draw:image>
        </draw:frame>
        <draw:frame draw:style-name="gr1" draw:text-style-name="P1" draw:layer="layout" svg:width="4.253cm" svg:height="4.572cm" svg:x="19.558cm" svg:y="12.7cm">
          <draw:image xlink:href="Pictures/10000001000004B00000050A746FE2B0A5D1502E.png" xlink:type="simple" xlink:show="embed" xlink:actuate="onLoad" draw:mime-type="image/png">
            <text:p/>
          </draw:image>
        </draw:frame>
        <draw:frame draw:style-name="gr1" draw:text-style-name="P1" draw:layer="controls" svg:width="2.957cm" svg:height="2.957cm" svg:x="13.553cm" svg:y="10.759cm">
          <draw:image xlink:href="Pictures/100000010000020000000200B31E65A99D0A3E2F.png" xlink:type="simple" xlink:show="embed" xlink:actuate="onLoad" draw:mime-type="image/png">
            <text:p/>
          </draw:image>
        </draw:frame>
        <draw:frame draw:style-name="gr2" draw:text-style-name="P2" draw:layer="layout" svg:width="5.842cm" svg:height="2.613cm" svg:x="21.844cm" svg:y="18.387cm">
          <draw:image xlink:href="Pictures/1000FAE5000038270000191C05B58B8F57424C20.svg" xlink:type="simple" xlink:show="embed" xlink:actuate="onLoad" draw:mime-type="image/svg+xml">
            <text:p/>
          </draw:image>
          <draw:image xlink:href="Pictures/100000010000021F000000F337C4507289D2BECD.png" xlink:type="simple" xlink:show="embed" xlink:actuate="onLoad" draw:mime-type="image/png"/>
          <svg:title>Flisol</svg:title>
        </draw:frame>
        <draw:frame presentation:style-name="pr2" draw:text-style-name="P4" draw:layer="layout" svg:width="10.414cm" svg:height="0.822cm" svg:x="0.254cm" svg:y="19.812cm" presentation:class="title" presentation:user-transformed="true">
          <draw:text-box>
            <text:p text:style-name="P3"><text:span text:style-name="T3">FliSol 2023 – Sede Asunció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presentation:style-name="pr4" draw:text-style-name="P6" draw:layer="layout" svg:width="25.654cm" svg:height="13.462cm" svg:x="1.27cm" svg:y="6.35cm" presentation:class="subtitle" presentation:user-transformed="true">
          <draw:text-box>
            <text:p><text:span text:style-name="T4">200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draw:style-name="gr1" draw:text-style-name="P1" draw:layer="layout" svg:width="16.041cm" svg:height="13.646cm" svg:x="6.311cm" svg:y="5.334cm">
          <draw:image xlink:href="Pictures/10000000000003DF0000034B8CA4CBB9FA463F25.png" xlink:type="simple" xlink:show="embed" xlink:actuate="onLoad" draw:mime-type="image/png">
            <text:p/>
          </draw:image>
        </draw:frame>
        <draw:frame presentation:style-name="pr5" draw:text-style-name="P7" draw:layer="controls" svg:width="24.691cm" svg:height="1.594cm" svg:x="2.032cm" svg:y="19.05cm" presentation:class="title" presentation:user-transformed="true">
          <draw:text-box>
            <text:p><text:span text:style-name="T5"><text:a xlink:href="http://proyectosbeta.blogspot.com/" xlink:type="simple">http://proyectosbeta.blogspot.com</text:a></text:span></text:p>
          </draw:text-box>
        </draw:frame>
        <draw:frame presentation:style-name="pr1" draw:layer="controls" svg:width="25.199cm" svg:height="3.506cm" svg:x="1.401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presentation:style-name="pr4" draw:text-style-name="P6" draw:layer="layout" svg:width="25.654cm" svg:height="13.462cm" svg:x="1.27cm" svg:y="6.35cm" presentation:class="subtitle" presentation:user-transformed="true">
          <draw:text-box>
            <text:p><text:span text:style-name="T4">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draw:style-name="gr1" draw:text-style-name="P1" draw:layer="layout" svg:width="22.665cm" svg:height="13.47cm" svg:x="3.048cm" svg:y="5.326cm">
          <draw:image xlink:href="Pictures/10000000000005F10000038870E4DB84AB39DF38.png" xlink:type="simple" xlink:show="embed" xlink:actuate="onLoad" draw:mime-type="image/png">
            <text:p/>
          </draw:image>
        </draw:frame>
        <draw:frame presentation:style-name="pr6" draw:text-style-name="P7" draw:layer="controls" svg:width="25.199cm" svg:height="1.728cm" svg:x="0.762cm" svg:y="19.05cm" presentation:class="title" presentation:user-transformed="true">
          <draw:text-box>
            <text:p><text:span text:style-name="T5">https://proyectosbeta.net</text:span></text:p>
          </draw:text-box>
        </draw:frame>
        <draw:frame presentation:style-name="pr1" draw:layer="controls" svg:width="25.199cm" svg:height="3.506cm" svg:x="1.401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red" presentation:presentation-page-layout-name="AL2T19">
        <draw:frame presentation:style-name="pr1" draw:layer="layout" svg:width="25.199cm" svg:height="3.506cm" svg:x="1.4cm" svg:y="0.837cm" presentation:class="title">
          <draw:text-box>
            <text:p><text:span text:style-name="T1">Proyectos</text:span> <text:span text:style-name="T2">BETA</text:span></text:p>
          </draw:text-box>
        </draw:frame>
        <draw:frame draw:style-name="gr1" draw:text-style-name="P1" draw:layer="layout" svg:width="25.93cm" svg:height="12.446cm" svg:x="1.248cm" svg:y="5.842cm">
          <draw:image xlink:href="Pictures/100000000000068D00000325E2E042FF7BA73013.png" xlink:type="simple" xlink:show="embed" xlink:actuate="onLoad" draw:mime-type="image/png">
            <text:p/>
          </draw:image>
        </draw:frame>
        <draw:frame presentation:style-name="pr7" draw:text-style-name="P9" draw:layer="controls" svg:width="25.199cm" svg:height="2.296cm" svg:x="1.524cm" svg:y="18.288cm" presentation:class="title" presentation:user-transformed="true">
          <draw:text-box>
            <text:p><text:span text:style-name="T6">https://www.youtube.com/proyectosbe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draw:style-name="gr1" draw:text-style-name="P1" draw:layer="controls" svg:width="26.863cm" svg:height="12.016cm" svg:x="0.569cm" svg:y="5.764cm">
          <draw:image xlink:href="Pictures/100000000000077E0000035AA1B6D5B43FDD0FEF.png" xlink:type="simple" xlink:show="embed" xlink:actuate="onLoad" draw:mime-type="image/png">
            <text:p/>
          </draw:image>
        </draw:frame>
        <draw:frame presentation:style-name="pr8" draw:text-style-name="P7" draw:layer="controls" svg:width="25.199cm" svg:height="2.059cm" svg:x="1.524cm" svg:y="18.542cm" presentation:class="title" presentation:user-transformed="true">
          <draw:text-box>
            <text:p><text:span text:style-name="T5">https://wiki.proyectosbeta.net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presentation:style-name="pr8" draw:text-style-name="P7" draw:layer="controls" svg:width="25.199cm" svg:height="2.059cm" svg:x="1.103cm" svg:y="18.709cm" presentation:class="title" presentation:user-transformed="true">
          <draw:text-box>
            <text:p><text:span text:style-name="T5">https://github.com/proyectosbeta</text:span></text:p>
          </draw:text-box>
        </draw:frame>
        <draw:frame draw:style-name="gr1" draw:text-style-name="P1" draw:layer="controls" svg:width="22.19cm" svg:height="13.473cm" svg:x="3.21cm" svg:y="5.323cm">
          <draw:image xlink:href="Pictures/10000000000005030000030B1955A56405C3CD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presentation:style-name="pr4" draw:text-style-name="P6" draw:layer="layout" svg:width="25.654cm" svg:height="13.462cm" svg:x="0.762cm" svg:y="7.874cm" presentation:class="subtitle" presentation:user-transformed="true">
          <draw:text-box>
            <text:p>Facebook: <text:span text:style-name="T7">@</text:span><text:span text:style-name="T8">proyectos</text:span><text:span text:style-name="T2">beta1</text:span></text:p>
            <text:p text:style-name="P10">Instagram: <text:span text:style-name="T7">@</text:span><text:span text:style-name="T8">proyectos</text:span><text:span text:style-name="T1">beta1</text:span></text:p>
            <text:p>Twitter: <text:span text:style-name="T7">@</text:span><text:span text:style-name="T8">proyectos</text:span><text:span text:style-name="T2">beta</text:span></text:p>
            <text:p>YouTube: <text:span text:style-name="T7">@</text:span><text:span text:style-name="T8">proyectos</text:span><text:span text:style-name="T2">beta</text:span></text:p>
            <text:p text:style-name="P10"><text:span text:style-name="T9">Telegram: </text:span><text:span text:style-name="T10">@</text:span><text:span text:style-name="T8">proyectos</text:span><text:span text:style-name="T1">beta</text:span></text:p>
          </draw:text-box>
        </draw:frame>
        <draw:frame draw:style-name="gr1" draw:text-style-name="P1" draw:layer="controls" svg:width="14.522cm" svg:height="3.887cm" svg:x="6.604cm" svg:y="6.604cm">
          <draw:image xlink:href="Pictures/10000000000002250000009399440653CEBAB4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re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oyectos</text:span> <text:span text:style-name="T2">BETA</text:span></text:p>
          </draw:text-box>
        </draw:frame>
        <draw:frame presentation:style-name="pr4" draw:text-style-name="P6" draw:layer="layout" svg:width="25.654cm" svg:height="13.462cm" svg:x="1.524cm" svg:y="5.499cm" presentation:class="subtitle" presentation:user-transformed="true">
          <draw:text-box>
            <text:p text:style-name="P11"><text:span text:style-name="T4">Invitación </text:span><text:span text:style-name="T11">Especial</text:span></text:p>
          </draw:text-box>
        </draw:frame>
        <draw:frame draw:style-name="gr1" draw:text-style-name="P1" draw:layer="controls" svg:width="6.515cm" svg:height="6.515cm" svg:x="19.647cm" svg:y="12.192cm">
          <draw:image xlink:href="Pictures/100000010000020000000200CE36280FCABBED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red" presentation:presentation-page-layout-name="AL1T0">
        <draw:frame presentation:style-name="pr9" draw:text-style-name="P12" draw:layer="layout" svg:width="25.199cm" svg:height="3.625cm" svg:x="1.4cm" svg:y="0.778cm" presentation:class="title" presentation:user-transformed="true">
          <draw:text-box>
            <text:p><text:span text:style-name="T1">OSM </text:span><text:span text:style-name="T12">PARAGUAY </text:span><text:span text:style-name="T12"><text:line-break/></text:span><text:span text:style-name="T12">Proyecto</text:span><text:span text:style-name="T13"> Turismo</text:span></text:p>
          </draw:text-box>
        </draw:frame>
        <draw:frame presentation:style-name="pr10" draw:text-style-name="P5" draw:layer="layout" svg:width="22.789cm" svg:height="10.922cm" svg:x="4.064cm" svg:y="9.652cm" presentation:class="subtitle" presentation:user-transformed="true">
          <draw:text-box>
            <text:p/>
            <text:p/>
            <text:p/>
            <text:p/>
            <text:p/>
            <text:p/>
            <text:p/>
            <text:p>https://t.me/osm_py</text:p>
          </draw:text-box>
        </draw:frame>
        <draw:frame draw:style-name="gr1" draw:text-style-name="P1" draw:layer="controls" svg:width="23.822cm" svg:height="13.209cm" svg:x="2.286cm" svg:y="5.588cm">
          <draw:image xlink:href="Pictures/100000000000050D000002CD8282BEB4BF9B6008.png" xlink:type="simple" xlink:show="embed" xlink:actuate="onLoad" draw:mime-type="image/png">
            <text:p/>
          </draw:image>
        </draw:frame>
        <draw:frame draw:style-name="gr1" draw:text-style-name="P1" draw:layer="controls" svg:width="3.302cm" svg:height="3.302cm" svg:x="2.794cm" svg:y="1.016cm">
          <draw:image xlink:href="Pictures/100000010000020000000200CE36280FCABBED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red-background" style:family="presentation">
      <style:graphic-properties draw:stroke="none" draw:fill="none"/>
      <style:text-properties style:letter-kerning="true"/>
    </style:style>
    <style:style style:name="material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red-outline1" style:family="presentation">
      <style:graphic-properties draw:stroke="none" draw:fill="none" draw:auto-grow-height="false" draw:fit-to-size="false" style:shrink-to-fit="true">
        <text:list-style style:name="material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red-outline2" style:family="presentation" style:parent-style-name="material-red-outline1">
      <style:paragraph-properties fo:margin-top="0.4cm" fo:margin-bottom="0cm"/>
      <style:text-properties fo:font-size="28pt" style:font-size-asian="28pt" style:font-size-complex="28pt"/>
    </style:style>
    <style:style style:name="material-red-outline3" style:family="presentation" style:parent-style-name="material-red-outline2">
      <style:paragraph-properties fo:margin-top="0.3cm" fo:margin-bottom="0cm"/>
      <style:text-properties fo:font-size="24pt" style:font-size-asian="24pt" style:font-size-complex="24pt"/>
    </style:style>
    <style:style style:name="material-red-outline4" style:family="presentation" style:parent-style-name="material-red-outline3">
      <style:paragraph-properties fo:margin-top="0.2cm" fo:margin-bottom="0cm"/>
      <style:text-properties fo:font-size="20pt" style:font-size-asian="20pt" style:font-size-complex="20pt"/>
    </style:style>
    <style:style style:name="material-red-outline5" style:family="presentation" style:parent-style-name="material-red-outline4">
      <style:paragraph-properties fo:margin-top="0.1cm" fo:margin-bottom="0cm"/>
      <style:text-properties fo:font-size="20pt" style:font-size-asian="20pt" style:font-size-complex="20pt"/>
    </style:style>
    <style:style style:name="material-red-outline6" style:family="presentation" style:parent-style-name="material-red-outline5">
      <style:paragraph-properties fo:margin-top="0.1cm" fo:margin-bottom="0cm"/>
      <style:text-properties fo:font-size="20pt" style:font-size-asian="20pt" style:font-size-complex="20pt"/>
    </style:style>
    <style:style style:name="material-red-outline7" style:family="presentation" style:parent-style-name="material-red-outline6">
      <style:paragraph-properties fo:margin-top="0.1cm" fo:margin-bottom="0cm"/>
      <style:text-properties fo:font-size="20pt" style:font-size-asian="20pt" style:font-size-complex="20pt"/>
    </style:style>
    <style:style style:name="material-red-outline8" style:family="presentation" style:parent-style-name="material-red-outline7">
      <style:paragraph-properties fo:margin-top="0.1cm" fo:margin-bottom="0cm"/>
      <style:text-properties fo:font-size="20pt" style:font-size-asian="20pt" style:font-size-complex="20pt"/>
    </style:style>
    <style:style style:name="material-red-outline9" style:family="presentation" style:parent-style-name="material-red-outline8">
      <style:paragraph-properties fo:margin-top="0.1cm" fo:margin-bottom="0cm"/>
      <style:text-properties fo:font-size="20pt" style:font-size-asian="20pt" style:font-size-complex="20pt"/>
    </style:style>
    <style:style style:name="material-red-subtitle" style:family="presentation">
      <style:graphic-properties draw:stroke="none" draw:fill="none" draw:textarea-vertical-align="middle">
        <text:list-style style:name="material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red-title" style:family="presentation">
      <style:graphic-properties draw:stroke="none" draw:fill="none" draw:textarea-vertical-align="middle">
        <text:list-style style:name="material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red-backgroundobjects">
      <style:graphic-properties svg:stroke-color="#f44336" draw:fill-color="#f44336" draw:textarea-vertical-align="middle" draw:auto-grow-height="false" fo:min-height="4.826cm" fo:min-width="28cm"/>
    </style:style>
    <style:style style:name="Mpr2" style:family="presentation" style:parent-style-name="material-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terial-red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red-title" draw:layer="backgroundobjects" svg:width="25.199cm" svg:height="3.506cm" svg:x="1.4cm" svg:y="0.837cm" presentation:class="title" presentation:placeholder="true">
        <draw:text-box/>
      </draw:frame>
      <draw:frame presentation:style-name="material-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red-title" draw:layer="backgroundobjects" svg:width="13.968cm" svg:height="10.476cm" svg:x="3.81cm" svg:y="2.123cm" presentation:class="page"/>
        <draw:frame presentation:style-name="material-re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5:13:54.936927103</meta:creation-date>
    <dc:title>material-red</dc:title>
    <dc:description>A clean and simple presentation template loosely based on Google's Material Design guidelines.</dc:description>
    <meta:editing-duration>PT2H50M27S</meta:editing-duration>
    <meta:editing-cycles>27</meta:editing-cycles>
    <meta:generator>LibreOffice/7.5.2.2$Linux_X86_64 LibreOffice_project/53bb9681a964705cf672590721dbc85eb4d0c3a2</meta:generator>
    <dc:date>2023-04-22T22:27:49.650183013</dc:date>
    <meta:document-statistic meta:object-count="81"/>
    <meta:user-defined meta:name="License">MIT</meta:user-defined>
  </office:meta>
</office:document-meta>
</file>